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acTrac er et fuld system til at tracke sport events, både live under eventet og replay efter eventet.</text:p>
      <text:p text:style-name="Standard">TracTrac bruger en lille let gps enhed som alle deltagere skal bære under eventet. Deres position bliver sendt til TracTracs server og bliver vist live på deres hjemmesid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20T11:44:13.66</meta:creation-date>
    <meta:document-statistic meta:table-count="0" meta:image-count="0" meta:object-count="0" meta:page-count="1" meta:paragraph-count="2" meta:word-count="46" meta:character-count="276"/>
    <dc:date>2015-02-20T12:25:16.58</dc:date>
    <meta:editing-duration>PT10M41S</meta:editing-duration>
    <meta:editing-cycles>1</meta:editing-cycles>
    <meta:generator>OpenOffice/4.1.0$Win32 OpenOffice.org_project/410m18$Build-9764</meta:generator>
  </office:meta>
</office:document-meta>
</file>